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January 11, 2023 (12:0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read a high-level description of a program,</text:p>
        </text:list-item>
        <text:list-item>
          <text:p text:style-name="P1">To help you in implementing this high-level description,</text:p>
        </text:list-item>
        <text:list-item>
          <text:p text:style-name="P1">To help you structure your reasoning and mathematical understanding of a simple problem,</text:p>
        </text:list-item>
        <text:list-item>
          <text:p text:style-name="P1">To exhibit different implementations of this high-level description.</text:p>
        </text:list-item>
      </text:lis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2">Evaluation</text:p>
            </table:table-cell>
            <table:table-cell table:style-name="TableHeaderRowCell" office:value-type="string">
              <text:p text:style-name="P3">Number</text:p>
            </table:table-cell>
            <table:table-cell table:style-name="TableHeaderRowCell" office:value-type="string">
              <text:p text:style-name="P4">Points</text:p>
            </table:table-cell>
            <table:table-cell table:style-name="TableHeaderRowCell" office:value-type="string">
              <text:p text:style-name="P5">Percents</text:p>
            </table:table-cell>
          </table:table-row>
        </table:table-header-rows>
        <table:table-row>
          <table:table-cell table:style-name="TableRowCell" office:value-type="string">
            <text:p text:style-name="P6">Quizzes</text:p>
          </table:table-cell>
          <table:table-cell table:style-name="TableRowCell" office:value-type="string">
            <text:p text:style-name="P7">4</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Projects</text:p>
          </table:table-cell>
          <table:table-cell table:style-name="TableRowCell" office:value-type="string">
            <text:p text:style-name="P7">2</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In-class Tests</text:p>
          </table:table-cell>
          <table:table-cell table:style-name="TableRowCell" office:value-type="string">
            <text:p text:style-name="P7">2</text:p>
          </table:table-cell>
          <table:table-cell table:style-name="TableRowCell" office:value-type="string">
            <text:p text:style-name="P8">100</text:p>
          </table:table-cell>
          <table:table-cell table:style-name="TableRowCell" office:value-type="string">
            <text:p text:style-name="P9">40%</text:p>
          </table:table-cell>
        </table:table-row>
        <table:table-row>
          <table:table-cell table:style-name="TableRowCell" office:value-type="string">
            <text:p text:style-name="P6">Final Exam</text:p>
          </table:table-cell>
          <table:table-cell table:style-name="TableRowCell" office:value-type="string">
            <text:p text:style-name="P7">1</text:p>
          </table:table-cell>
          <table:table-cell table:style-name="TableRowCell" office:value-type="string">
            <text:p text:style-name="P8">200</text:p>
          </table:table-cell>
          <table:table-cell table:style-name="TableRowCell" office:value-type="string">
            <text:p text:style-name="P9">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 have taken only 2 quizzes (or put the sentinel value for quiz 3), then the program should no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10">For all the questions below, enter </text:p>
      <text:p text:style-name="P11"><text:s text:c="4"/>- your grade, or </text:p>
      <text:p text:style-name="P12"><text:s text:c="4"/>- "0" if you missed the evaluation, or</text:p>
      <text:p text:style-name="P13"><text:s text:c="4"/>- "-1" if that evaluation did not happened yet.</text:p>
      <text:p text:style-name="P14"/>
      <text:p text:style-name="P15">What was your grade for quiz 1 (out of 20)?</text:p>
      <text:p text:style-name="P16">1̲6̲↵</text:p>
      <text:p text:style-name="P17">What was your grade for quiz 2 (out of 20)?</text:p>
      <text:p text:style-name="P18">1̲4̲↵</text:p>
      <text:p text:style-name="P19">What was your grade for quiz 3 (out of 20)?</text:p>
      <text:p text:style-name="P20">-̲1̲↵</text:p>
      <text:p text:style-name="P21">Your average for the quiz is 75.00 %.</text:p>
      <text:p text:style-name="P22">What was your grade for project 1 (out of 20)? </text:p>
      <text:p text:style-name="P23">2̲2̲↵</text:p>
      <text:p text:style-name="P24">What was your grade for project 2 (out of 20)? </text:p>
      <text:p text:style-name="P25">-̲1̲↵</text:p>
      <text:p text:style-name="P26">Your average for the project is 110.00 %.</text:p>
      <text:p text:style-name="P27">What was your grade for in-class test 1 (out of 100)? </text:p>
      <text:p text:style-name="P28">6̲6̲↵</text:p>
      <text:p text:style-name="P29">What was your grade for in-class test 2 (out of 100)? </text:p>
      <text:p text:style-name="P30">-̲1̲↵</text:p>
      <text:p text:style-name="P31">Your average for the tests is 66.00 %.</text:p>
      <text:p text:style-name="P32">What was your grade for the final (out of 200)?</text:p>
      <text:p text:style-name="P33">-̲1̲↵</text:p>
      <text:p text:style-name="P34">Your average so far is 74.83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2" text:outline-level="2"><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2" text:outline-level="2"><text:bookmark-start text:name="hint-2---gather-the-data"/>Hint 2 - Gather The Data<text:bookmark-end text:name="hint-2---gather-the-data"/></text:h>
      <text:p text:style-name="First_20_paragraph">Once you have the equation figured out, you need to understand how you can obtain the data from the user. You have two possible ways of doing it:</text:p>
      <text:list text:style-name="L2">
        <text:list-item>
          <text:p text:style-name="P35">Will you ask first for the number of quizzes taken, and then ask for the values, or</text:p>
        </text:list-item>
        <text:list-item>
          <text:p text:style-name="P35">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labs/GradeCalculator/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labs/GradeCalculator/Grade_Calculator_with_Arrays.zip" office:name=""><text:span text:style-name="Definition">Grade_Calculator_with_Arrays</text:span></text:a>. This solution is much more flexible, uses fewer variable,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04Z</meta:creation-date>
    <dc:date>2023-01-11T17:01:04Z</dc:date>
    <meta:user-defined meta:name="date" meta:value-type="string">January  11, 2023 (12:0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